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spec</text:p>
      <text:p text:style-name="Standard"/>
      <text:p text:style-name="Standard">Estructura de un proyecto</text:p>
      <text:p text:style-name="Standard">spec/xxxx_spec.rb</text:p>
      <text:p text:style-name="Standard">bin/xxxx.rb</text:p>
      <text:p text:style-name="Standard"/>
      <text:p text:style-name="Standard">Para lanzar los test:</text:p>
      <text:p text:style-name="Standard">rspec ./spec/<text:span text:style-name="T2">xxxxx_spec.rb</text:span> --format nes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rael Alcázar</meta:initial-creator>
    <meta:creation-date>2011-02-25T22:28:30</meta:creation-date>
    <meta:document-statistic meta:table-count="0" meta:image-count="0" meta:object-count="0" meta:page-count="1" meta:paragraph-count="6" meta:word-count="16" meta:character-count="121"/>
    <dc:date>2011-02-25T22:30:48</dc:date>
    <dc:creator>Israel Alcázar</dc:creator>
    <meta:editing-duration>PT00H02M18S</meta:editing-duration>
    <meta:editing-cycles>1</meta:editing-cycles>
    <meta:generator>OpenOffice.org/3.2$Unix OpenOffice.org_project/320m18$Build-9502</meta:generator>
  </office:meta>
</office:document-meta>
</file>